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>
      <style:paragraph-properties fo:margin-top="0in" fo:margin-bottom="0in"/>
    </style:style>
    <style:style style:name="P33" style:family="paragraph" style:parent-style-name="Text_20_body" style:list-style-name="L1">
      <style:paragraph-properties fo:margin-top="0in" fo:margin-bottom="0in"/>
    </style:style>
    <style:style style:name="P34" style:family="paragraph" style:parent-style-name="Text_20_body" style:list-style-name="L2">
      <style:paragraph-properties fo:margin-top="0in" fo:margin-bottom="0in"/>
    </style:style>
    <style:style style:name="P35" style:family="paragraph" style:parent-style-name="Text_20_body" style:list-style-name="L3">
      <style:paragraph-properties fo:margin-top="0in" fo:margin-bottom="0in"/>
    </style:style>
    <style:style style:name="P36" style:family="paragraph" style:parent-style-name="Text_20_body" style:list-style-name="L4">
      <style:paragraph-properties fo:margin-top="0in" fo:margin-bottom="0in"/>
    </style:style>
    <style:style style:name="P37" style:family="paragraph" style:parent-style-name="Text_20_body" style:list-style-name="L5">
      <style:paragraph-properties fo:margin-top="0in" fo:margin-bottom="0in"/>
    </style:style>
    <style:style style:name="P38" style:family="paragraph" style:parent-style-name="Text_20_body" style:list-style-name="L6">
      <style:paragraph-properties fo:margin-top="0in" fo:margin-bottom="0in"/>
    </style:style>
    <style:style style:name="P39" style:family="paragraph" style:parent-style-name="Text_20_body" style:list-style-name="L7">
      <style:paragraph-properties fo:margin-top="0in" fo:margin-bottom="0in"/>
    </style:style>
    <style:style style:name="P40" style:family="paragraph" style:parent-style-name="Text_20_body" style:list-style-name="L8">
      <style:paragraph-properties fo:margin-top="0in" fo:margin-bottom="0in"/>
    </style:style>
    <style:style style:name="P41" style:family="paragraph" style:parent-style-name="Text_20_body" style:list-style-name="L9">
      <style:paragraph-properties fo:margin-top="0in" fo:margin-bottom="0in"/>
    </style:style>
    <style:style style:name="P42" style:family="paragraph" style:parent-style-name="Text_20_body" style:list-style-name="L10">
      <style:paragraph-properties fo:margin-top="0in" fo:margin-bottom="0in"/>
    </style:style>
    <style:style style:name="P43" style:family="paragraph" style:parent-style-name="Text_20_body" style:list-style-name="L13">
      <style:paragraph-properties fo:margin-top="0in" fo:margin-bottom="0in"/>
    </style:style>
    <style:style style:name="P44" style:family="paragraph" style:parent-style-name="Text_20_body" style:list-style-name="L14">
      <style:paragraph-properties fo:margin-top="0in" fo:margin-bottom="0in"/>
    </style:style>
    <style:style style:name="P45" style:family="paragraph" style:parent-style-name="Text_20_body" style:list-style-name="L15">
      <style:paragraph-properties fo:margin-top="0in" fo:margin-bottom="0in"/>
    </style:style>
    <style:style style:name="P46" style:family="paragraph" style:parent-style-name="Text_20_body" style:list-style-name="L17">
      <style:paragraph-properties fo:margin-top="0in" fo:margin-bottom="0in"/>
    </style:style>
    <style:style style:name="P47" style:family="paragraph" style:parent-style-name="Text_20_body" style:list-style-name="L18">
      <style:paragraph-properties fo:margin-top="0in" fo:margin-bottom="0in"/>
    </style:style>
    <style:style style:name="P48" style:family="paragraph" style:parent-style-name="Text_20_body" style:list-style-name="L19">
      <style:paragraph-properties fo:margin-top="0in" fo:margin-bottom="0in"/>
    </style:style>
    <style:style style:name="P49" style:family="paragraph" style:parent-style-name="Text_20_body" style:list-style-name="L20">
      <style:paragraph-properties fo:margin-top="0in" fo:margin-bottom="0in"/>
    </style:style>
    <style:style style:name="P50" style:family="paragraph" style:parent-style-name="Text_20_body" style:list-style-name="L21">
      <style:paragraph-properties fo:margin-top="0in" fo:margin-bottom="0in"/>
    </style:style>
    <style:style style:name="P51" style:family="paragraph" style:parent-style-name="Text_20_body" style:list-style-name="L22">
      <style:paragraph-properties fo:margin-top="0in" fo:margin-bottom="0in"/>
    </style:style>
    <style:style style:name="P52" style:family="paragraph" style:parent-style-name="Text_20_body" style:list-style-name="L23">
      <style:paragraph-properties fo:margin-top="0in" fo:margin-bottom="0in"/>
    </style:style>
    <style:style style:name="P53" style:family="paragraph" style:parent-style-name="Text_20_body" style:list-style-name="L24">
      <style:paragraph-properties fo:margin-top="0in" fo:margin-bottom="0in"/>
    </style:style>
    <style:style style:name="P54" style:family="paragraph" style:parent-style-name="Text_20_body" style:list-style-name="L25">
      <style:paragraph-properties fo:margin-top="0in" fo:margin-bottom="0in"/>
    </style:style>
    <style:style style:name="P55" style:family="paragraph" style:parent-style-name="Text_20_body" style:list-style-name="L28">
      <style:paragraph-properties fo:margin-top="0in" fo:margin-bottom="0in"/>
    </style:style>
    <style:style style:name="P56" style:family="paragraph" style:parent-style-name="Text_20_body" style:list-style-name="L29">
      <style:paragraph-properties fo:margin-top="0in" fo:margin-bottom="0in"/>
    </style:style>
    <style:style style:name="P57" style:family="paragraph" style:parent-style-name="Text_20_body" style:list-style-name="L30">
      <style:paragraph-properties fo:margin-top="0in" fo:margin-bottom="0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Работа с Api" - чтобы охватить все темы, разделы и аспекты, для разработчика, в стиле документации</text:p>
      <text:p text:style-name="Standard">ChatGPT</text:p>
      <text:p text:style-name="P1">ChatGPT</text:p>
      <text:p text:style-name="Text_20_body"><text:span text:style-name="Strong_20_Emphasis">Работа с API: Профессиональный Учебник</text:span></text:p>
      <text:p text:style-name="Text_20_body"><text:span text:style-name="Strong_20_Emphasis">Введение</text:span></text:p>
      <text:p text:style-name="Text_20_body">Добро пожаловать в учебник по работе с API! Этот документ разработан для разработчиков, стремящихся глубоко понять API, и научиться эффективно использовать их в своих проектах. Мы начнем с основ и постепенно перейдем к более сложным концепциям и практикам.</text:p>
      <text:p text:style-name="Text_20_body"><text:span text:style-name="Strong_20_Emphasis">Глава 1: Введение в API</text:span></text:p>
      <text:p text:style-name="Text_20_body">1.1 Что такое API</text:p>
      <text:list xml:id="list6402017263374352715" text:style-name="L1">
        <text:list-item>
          <text:p text:style-name="P33">Определение API</text:p>
        </text:list-item>
        <text:list-item>
          <text:p text:style-name="P2">Зачем нужны API</text:p>
        </text:list-item>
      </text:list>
      <text:p text:style-name="Text_20_body">1.2 Типы API</text:p>
      <text:list xml:id="list7526771184017034956" text:style-name="L2">
        <text:list-item>
          <text:p text:style-name="P34">Web APIs vs. Internal APIs</text:p>
        </text:list-item>
        <text:list-item>
          <text:p text:style-name="P3">RESTful API vs. SOAP API vs. GraphQL API</text:p>
        </text:list-item>
      </text:list>
      <text:p text:style-name="Text_20_body">1.3 Преимущества и недостатки использования API</text:p>
      <text:list xml:id="list8209381782490224779" text:style-name="L3">
        <text:list-item>
          <text:p text:style-name="P35">Преимущества работы с API</text:p>
        </text:list-item>
        <text:list-item>
          <text:p text:style-name="P4">Основные недостатки и способы их преодоления</text:p>
        </text:list-item>
      </text:list>
      <text:p text:style-name="Text_20_body"><text:span text:style-name="Strong_20_Emphasis">Глава 2: Основы работы с API</text:span></text:p>
      <text:p text:style-name="Text_20_body">2.1 Протоколы и форматы данных</text:p>
      <text:list xml:id="list3115207445223655546" text:style-name="L4">
        <text:list-item>
          <text:p text:style-name="P36">HTTP и HTTPS</text:p>
        </text:list-item>
        <text:list-item>
          <text:p text:style-name="P5">JSON и XML: различия и особенности</text:p>
        </text:list-item>
      </text:list>
      <text:p text:style-name="Text_20_body">2.2 Аутентификация и авторизация</text:p>
      <text:list xml:id="list5569457149389087094" text:style-name="L5">
        <text:list-item>
          <text:p text:style-name="P37">Основные методы аутентификации: Basic Auth, OAuth, API ключи и т.д.</text:p>
        </text:list-item>
        <text:list-item>
          <text:p text:style-name="P6">Роли и права при использовании API</text:p>
        </text:list-item>
      </text:list>
      <text:p text:style-name="Text_20_body">2.3 Основные операции с API</text:p>
      <text:list xml:id="list5033464814360369851" text:style-name="L6">
        <text:list-item>
          <text:p text:style-name="P38">GET, POST, PUT, DELETE: основные HTTP методы и их назначение</text:p>
        </text:list-item>
        <text:list-item>
          <text:p text:style-name="P7">Работа с параметрами запроса и ответа</text:p>
        </text:list-item>
      </text:list>
      <text:p text:style-name="Text_20_body"><text:span text:style-name="Strong_20_Emphasis">Глава 3: Проектирование API</text:span></text:p>
      <text:p text:style-name="Text_20_body">3.1 Принципы проектирования RESTful API</text:p>
      <text:list xml:id="list1830613257711977537" text:style-name="L7">
        <text:list-item>
          <text:p text:style-name="P39">Основные принципы RESTful архитектуры</text:p>
        </text:list-item>
        <text:list-item>
          <text:p text:style-name="P8">Ресурсы, методы и статусы HTTP</text:p>
        </text:list-item>
      </text:list>
      <text:p text:style-name="Text_20_body">3.2 Документация API</text:p>
      <text:list xml:id="list3647605393061293564" text:style-name="L8">
        <text:list-item>
          <text:p text:style-name="P40">Зачем нужна документация API</text:p>
        </text:list-item>
        <text:list-item>
          <text:p text:style-name="P9">Примеры хорошей документации API</text:p>
        </text:list-item>
      </text:list>
      <text:p text:style-name="Text_20_body">3.3 Версионирование API</text:p>
      <text:list xml:id="list7844978303341654182" text:style-name="L9">
        <text:list-item>
          <text:p text:style-name="P41">Почему важно версионировать API</text:p>
        </text:list-item>
        <text:list-item>
          <text:p text:style-name="P10">Стратегии версионирования</text:p>
        </text:list-item>
      </text:list>
      <text:p text:style-name="Text_20_body"><text:soft-page-break/><text:span text:style-name="Strong_20_Emphasis">Глава 4: Работа с API в различных языках программирования</text:span></text:p>
      <text:p text:style-name="Text_20_body">4.1 Работа с API на языке JavaScript</text:p>
      <text:list xml:id="list5646691839690069360" text:style-name="L10">
        <text:list-item>
          <text:p text:style-name="P42">Fetch API</text:p>
        </text:list-item>
        <text:list-item>
          <text:p text:style-name="P11">Библиотеки для работы с API: Axios, jQuery.ajax и другие</text:p>
        </text:list-item>
      </text:list>
      <text:p text:style-name="Text_20_body">4.2 Работа с API на языке Python</text:p>
      <text:list xml:id="list3775602384340157166" text:style-name="L11">
        <text:list-item>
          <text:p text:style-name="P12">Библиотеки для работы с API: Requests, httplib, urllib и другие</text:p>
        </text:list-item>
      </text:list>
      <text:p text:style-name="Text_20_body">4.3 Работа с API на языке PHP</text:p>
      <text:list xml:id="list5700817214131590005" text:style-name="L12">
        <text:list-item>
          <text:p text:style-name="P13">Библиотеки и расширения для работы с API: cURL, Guzzle и другие</text:p>
        </text:list-item>
      </text:list>
      <text:p text:style-name="Text_20_body"><text:span text:style-name="Strong_20_Emphasis">Глава 5: Продвинутые темы</text:span></text:p>
      <text:p text:style-name="Text_20_body">5.1 Асинхронные запросы и обработка потоков</text:p>
      <text:list xml:id="list6902500974997548551" text:style-name="L13">
        <text:list-item>
          <text:p text:style-name="P43">Понятие асинхронности в контексте работы с API</text:p>
        </text:list-item>
        <text:list-item>
          <text:p text:style-name="P14">Примеры асинхронных запросов на различных платформах</text:p>
        </text:list-item>
      </text:list>
      <text:p text:style-name="Text_20_body">5.2 Безопасность API</text:p>
      <text:list xml:id="list4228712983804114720" text:style-name="L14">
        <text:list-item>
          <text:p text:style-name="P44">Защита от атак: аутентификация, авторизация, ограничение доступа</text:p>
        </text:list-item>
        <text:list-item>
          <text:p text:style-name="P15">Практики безопасности при разработке и использовании API</text:p>
        </text:list-item>
      </text:list>
      <text:p text:style-name="Text_20_body">5.3 Оптимизация производительности</text:p>
      <text:list xml:id="list8859001555501603867" text:style-name="L15">
        <text:list-item>
          <text:p text:style-name="P45">Кэширование запросов</text:p>
        </text:list-item>
        <text:list-item>
          <text:p text:style-name="P16">Параллельные запросы и пулы соединений</text:p>
        </text:list-item>
      </text:list>
      <text:p text:style-name="Text_20_body"><text:span text:style-name="Strong_20_Emphasis">Заключение</text:span></text:p>
      <text:p text:style-name="Text_20_body">Этот учебник предоставил вам фундаментальные знания и практические навыки для работы с API. Помните, что API - это мощный инструмент, который может значительно упростить разработку и интеграцию различных приложений и сервисов. Стремитесь к постоянному обучению и экспериментам, и вы станете настоящим мастером в работе с API.</text:p>
      <text:p text:style-name="P32"><draw:frame draw:style-name="fr1" draw:name="Графический объект1" text:anchor-type="as-char" svg:width="0.2in" svg:height="0.2in" draw:z-index="0"><draw:image xlink:href="https://lh3.googleusercontent.com/a/ACg8ocIZOJ0WnnR0Y9qGKtORzlKp7ydW82bcXt8BT0vk4ytmIOl504Q9=s96-c" xlink:type="simple" xlink:show="embed" xlink:actuate="onLoad"/><svg:title>User</svg:title></draw:frame></text:p>
      <text:p text:style-name="P32">You</text:p>
      <text:p text:style-name="P32">дай подробный и развернутый ответ - чтобы получить полную информацию и понимание, по пунктам</text:p>
      <text:p text:style-name="P32">ChatGPT</text:p>
      <text:p text:style-name="Text_20_body">ChatGPT</text:p>
      <text:p text:style-name="Text_20_body">Конечно, давайте рассмотрим каждый пункт подробнее:</text:p>
      <text:p text:style-name="Text_20_body"><text:span text:style-name="Strong_20_Emphasis">Глава 1: Введение в API</text:span></text:p>
      <text:p text:style-name="Text_20_body">1.1 <text:span text:style-name="Strong_20_Emphasis">Что такое API</text:span></text:p>
      <text:list xml:id="list2556945766515143024" text:style-name="L16">
        <text:list-item>
          <text:p text:style-name="P17">API (Application Programming Interface) - это набор протоколов, инструментов и определений, который позволяет различным программным приложениям взаимодействовать между собой. API определяет, как различные компоненты программного обеспечения должны взаимодействовать друг с другом.</text:p>
        </text:list-item>
      </text:list>
      <text:p text:style-name="Text_20_body">1.2 <text:span text:style-name="Strong_20_Emphasis">Типы API</text:span></text:p>
      <text:list xml:id="list1240063045688643156" text:style-name="L17">
        <text:list-item>
          <text:p text:style-name="P46"><text:span text:style-name="Strong_20_Emphasis">Web APIs vs. Internal APIs</text:span>: Web API предоставляет интерфейс для взаимодействия с веб-сервисами через сеть, в то время как Internal API предназначен для взаимодействия между компонентами одной системы.</text:p>
        </text:list-item>
        <text:list-item>
          <text:p text:style-name="P18"><text:span text:style-name="Strong_20_Emphasis">RESTful API vs. SOAP API vs. GraphQL API</text:span>: RESTful API использует принципы REST для создания интерфейса, SOAP API использует протокол SOAP для обмена <text:soft-page-break/>данными, а GraphQL API предоставляет клиентам гибкий интерфейс для запроса и получения данных.</text:p>
        </text:list-item>
      </text:list>
      <text:p text:style-name="Text_20_body">1.3 <text:span text:style-name="Strong_20_Emphasis">Преимущества и недостатки использования API</text:span></text:p>
      <text:list xml:id="list518046491013866255" text:style-name="L18">
        <text:list-item>
          <text:p text:style-name="P47"><text:span text:style-name="Strong_20_Emphasis">Преимущества работы с API</text:span>: Упрощение интеграции, повышение переиспользуемости кода, улучшение масштабируемости приложений.</text:p>
        </text:list-item>
        <text:list-item>
          <text:p text:style-name="P19"><text:span text:style-name="Strong_20_Emphasis">Основные недостатки и способы их преодоления</text:span>: Ограничение функциональности, проблемы с безопасностью, сложность поддержки различных версий. Эти недостатки могут быть преодолены правильным проектированием и управлением API.</text:p>
        </text:list-item>
      </text:list>
      <text:p text:style-name="Text_20_body"><text:span text:style-name="Strong_20_Emphasis">Глава 2: Основы работы с API</text:span></text:p>
      <text:p text:style-name="Text_20_body">2.1 <text:span text:style-name="Strong_20_Emphasis">Протоколы и форматы данных</text:span></text:p>
      <text:list xml:id="list8026480965796539619" text:style-name="L19">
        <text:list-item>
          <text:p text:style-name="P48"><text:span text:style-name="Strong_20_Emphasis">HTTP и HTTPS</text:span>: Протоколы передачи гипертекста обеспечивают коммуникацию между клиентом и сервером в интернете. HTTPS обеспечивает безопасную передачу данных с использованием шифрования.</text:p>
        </text:list-item>
        <text:list-item>
          <text:p text:style-name="P20"><text:span text:style-name="Strong_20_Emphasis">JSON и XML</text:span>: JSON (JavaScript Object Notation) и XML (eXtensible Markup Language) - это форматы данных, используемые для передачи структурированных данных между клиентом и сервером.</text:p>
        </text:list-item>
      </text:list>
      <text:p text:style-name="Text_20_body">2.2 <text:span text:style-name="Strong_20_Emphasis">Аутентификация и авторизация</text:span></text:p>
      <text:list xml:id="list1197019801361793345" text:style-name="L20">
        <text:list-item>
          <text:p text:style-name="P49"><text:span text:style-name="Strong_20_Emphasis">Основные методы аутентификации</text:span>: Basic Auth, OAuth, API ключи и т.д. - это методы, используемые для проверки подлинности запроса к API.</text:p>
        </text:list-item>
        <text:list-item>
          <text:p text:style-name="P21"><text:span text:style-name="Strong_20_Emphasis">Роли и права при использовании API</text:span>: Различные уровни доступа к API могут быть установлены для различных пользователей или приложений.</text:p>
        </text:list-item>
      </text:list>
      <text:p text:style-name="Text_20_body">2.3 <text:span text:style-name="Strong_20_Emphasis">Основные операции с API</text:span></text:p>
      <text:list xml:id="list1867878859259292686" text:style-name="L21">
        <text:list-item>
          <text:p text:style-name="P50"><text:span text:style-name="Strong_20_Emphasis">GET, POST, PUT, DELETE</text:span>: Основные HTTP методы для взаимодействия с API. GET используется для получения данных, POST - для создания данных, PUT - для обновления данных, DELETE - для удаления данных.</text:p>
        </text:list-item>
        <text:list-item>
          <text:p text:style-name="P22"><text:span text:style-name="Strong_20_Emphasis">Работа с параметрами запроса и ответа</text:span>: Параметры запроса могут быть переданы через URL или тело запроса, а параметры ответа могут быть получены из тела ответа или заголовков.</text:p>
        </text:list-item>
      </text:list>
      <text:p text:style-name="Text_20_body">Продолжение следует...</text:p>
      <text:p text:style-name="P32"><draw:frame draw:style-name="fr1" draw:name="Графический объект2" text:anchor-type="as-char" svg:width="0.2in" svg:height="0.2in" draw:z-index="1"><draw:image xlink:href="https://lh3.googleusercontent.com/a/ACg8ocIZOJ0WnnR0Y9qGKtORzlKp7ydW82bcXt8BT0vk4ytmIOl504Q9=s96-c" xlink:type="simple" xlink:show="embed" xlink:actuate="onLoad"/><svg:title>User</svg:title></draw:frame></text:p>
      <text:p text:style-name="P32">You</text:p>
      <text:p text:style-name="P32">продолжи</text:p>
      <text:p text:style-name="P32">ChatGPT</text:p>
      <text:p text:style-name="Text_20_body">ChatGPT</text:p>
      <text:p text:style-name="Text_20_body"><text:span text:style-name="Strong_20_Emphasis">Глава 3: Проектирование API</text:span></text:p>
      <text:p text:style-name="Text_20_body">3.1 <text:span text:style-name="Strong_20_Emphasis">Принципы проектирования RESTful API</text:span></text:p>
      <text:list xml:id="list4503577744568442076" text:style-name="L22">
        <text:list-item>
          <text:p text:style-name="P51"><text:span text:style-name="Strong_20_Emphasis">Основные принципы RESTful архитектуры</text:span>: Принципы, определенные Роем Филдингом, включают использование универсальных интерфейсов, без состояния, кеширование, многоуровневую систему и другие.</text:p>
        </text:list-item>
        <text:list-item>
          <text:p text:style-name="P23"><text:span text:style-name="Strong_20_Emphasis">Ресурсы, методы и статусы HTTP</text:span>: Ресурсы API должны быть представлены как уникальные URL-адреса, методы HTTP (GET, POST, PUT, DELETE) используются для выполнения операций над ресурсами, а статусы HTTP используются для обозначения успешного или неуспешного выполнения запросов.</text:p>
        </text:list-item>
      </text:list>
      <text:p text:style-name="Text_20_body">3.2 <text:span text:style-name="Strong_20_Emphasis">Документация API</text:span></text:p>
      <text:list xml:id="list5262918588981953742" text:style-name="L23">
        <text:list-item>
          <text:p text:style-name="P52"><text:soft-page-break/><text:span text:style-name="Strong_20_Emphasis">Зачем нужна документация API</text:span>: Документация помогает пользователям понять, как использовать API, какие запросы и параметры они могут отправлять, и какие ответы они получат.</text:p>
        </text:list-item>
        <text:list-item>
          <text:p text:style-name="P24"><text:span text:style-name="Strong_20_Emphasis">Примеры хорошей документации API</text:span>: Четко структурированная, с примерами запросов и ответов, описанием всех ресурсов и параметров.</text:p>
        </text:list-item>
      </text:list>
      <text:p text:style-name="Text_20_body">3.3 <text:span text:style-name="Strong_20_Emphasis">Версионирование API</text:span></text:p>
      <text:list xml:id="list6462140161426355283" text:style-name="L24">
        <text:list-item>
          <text:p text:style-name="P53"><text:span text:style-name="Strong_20_Emphasis">Почему важно версионировать API</text:span>: Версионирование API позволяет поддерживать обратную совместимость, внесение изменений без нарушения работы старых клиентов, а также управление жизненным циклом API.</text:p>
        </text:list-item>
        <text:list-item>
          <text:p text:style-name="P25"><text:span text:style-name="Strong_20_Emphasis">Стратегии версионирования</text:span>: Использование номеров версий в URL, заголовках Accept или куках, создание документации для каждой версии API.</text:p>
        </text:list-item>
      </text:list>
      <text:p text:style-name="Text_20_body"><text:span text:style-name="Strong_20_Emphasis">Глава 4: Работа с API в различных языках программирования</text:span></text:p>
      <text:p text:style-name="Text_20_body">4.1 <text:span text:style-name="Strong_20_Emphasis">Работа с API на языке JavaScript</text:span></text:p>
      <text:list xml:id="list1479386752178075479" text:style-name="L25">
        <text:list-item>
          <text:p text:style-name="P54"><text:span text:style-name="Strong_20_Emphasis">Fetch API</text:span>: Современный интерфейс для работы с запросами и ответами HTTP в браузере и на сервере.</text:p>
        </text:list-item>
        <text:list-item>
          <text:p text:style-name="P26"><text:span text:style-name="Strong_20_Emphasis">Библиотеки для работы с API</text:span>: Axios, jQuery.ajax и другие предоставляют удобные методы для отправки запросов и обработки ответов.</text:p>
        </text:list-item>
      </text:list>
      <text:p text:style-name="Text_20_body">4.2 <text:span text:style-name="Strong_20_Emphasis">Работа с API на языке Python</text:span></text:p>
      <text:list xml:id="list2834297589199271613" text:style-name="L26">
        <text:list-item>
          <text:p text:style-name="P27"><text:span text:style-name="Strong_20_Emphasis">Библиотеки для работы с API</text:span>: Requests, httplib, urllib и другие облегчают взаимодействие с API, предоставляя высокоуровневые интерфейсы.</text:p>
        </text:list-item>
      </text:list>
      <text:p text:style-name="Text_20_body">4.3 <text:span text:style-name="Strong_20_Emphasis">Работа с API на языке PHP</text:span></text:p>
      <text:list xml:id="list2645790988740321180" text:style-name="L27">
        <text:list-item>
          <text:p text:style-name="P28"><text:span text:style-name="Strong_20_Emphasis">Библиотеки и расширения для работы с API</text:span>: cURL, Guzzle и другие позволяют отправлять HTTP-запросы и обрабатывать ответы.</text:p>
        </text:list-item>
      </text:list>
      <text:p text:style-name="Text_20_body"><text:span text:style-name="Strong_20_Emphasis">Глава 5: Продвинутые темы</text:span></text:p>
      <text:p text:style-name="Text_20_body">5.1 <text:span text:style-name="Strong_20_Emphasis">Асинхронные запросы и обработка потоков</text:span></text:p>
      <text:list xml:id="list1747028044044472114" text:style-name="L28">
        <text:list-item>
          <text:p text:style-name="P55"><text:span text:style-name="Strong_20_Emphasis">Понятие асинхронности в контексте работы с API</text:span>: Асинхронные запросы позволяют отправлять и обрабатывать несколько запросов параллельно без блокировки выполнения кода.</text:p>
        </text:list-item>
        <text:list-item>
          <text:p text:style-name="P29"><text:span text:style-name="Strong_20_Emphasis">Примеры асинхронных запросов на различных платформах</text:span>: Использование асинхронных библиотек или модулей для работы с API в различных языках программирования.</text:p>
        </text:list-item>
      </text:list>
      <text:p text:style-name="Text_20_body">Продолжение следует...</text:p>
      <text:p text:style-name="P32"><draw:frame draw:style-name="fr1" draw:name="Графический объект3" text:anchor-type="as-char" svg:width="0.2in" svg:height="0.2in" draw:z-index="2"><draw:image xlink:href="https://lh3.googleusercontent.com/a/ACg8ocIZOJ0WnnR0Y9qGKtORzlKp7ydW82bcXt8BT0vk4ytmIOl504Q9=s96-c" xlink:type="simple" xlink:show="embed" xlink:actuate="onLoad"/><svg:title>User</svg:title></draw:frame></text:p>
      <text:p text:style-name="P32">You</text:p>
      <text:p text:style-name="P32">продолжи</text:p>
      <text:p text:style-name="P32">ChatGPT</text:p>
      <text:p text:style-name="Text_20_body">ChatGPT</text:p>
      <text:p text:style-name="Text_20_body"><text:span text:style-name="Strong_20_Emphasis">Глава 5: Продвинутые темы (продолжение)</text:span></text:p>
      <text:p text:style-name="Text_20_body">5.2 <text:span text:style-name="Strong_20_Emphasis">Безопасность API</text:span></text:p>
      <text:list xml:id="list8180378301919934619" text:style-name="L29">
        <text:list-item>
          <text:p text:style-name="P56"><text:span text:style-name="Strong_20_Emphasis">Защита от атак</text:span>: Различные методы, такие как аутентификация, авторизация, ограничение доступа, шифрование и валидация данных, используются для обеспечения безопасности API.</text:p>
        </text:list-item>
        <text:list-item>
          <text:p text:style-name="P30"><text:span text:style-name="Strong_20_Emphasis">Практики безопасности при разработке и использовании API</text:span>: Включение механизмов защиты на каждом уровне, от разработки до развертывания и <text:soft-page-break/>мониторинга.</text:p>
        </text:list-item>
      </text:list>
      <text:p text:style-name="Text_20_body">5.3 <text:span text:style-name="Strong_20_Emphasis">Оптимизация производительности</text:span></text:p>
      <text:list xml:id="list4270512076779666380" text:style-name="L30">
        <text:list-item>
          <text:p text:style-name="P57"><text:span text:style-name="Strong_20_Emphasis">Кэширование запросов</text:span>: Хранение результатов запросов на определенное время для ускорения последующих запросов с теми же параметрами.</text:p>
        </text:list-item>
        <text:list-item>
          <text:p text:style-name="P31"><text:span text:style-name="Strong_20_Emphasis">Параллельные запросы и пулы соединений</text:span>: Отправка нескольких запросов параллельно и использование пулов соединений для уменьшения накладных расходов на установление новых соединений.</text:p>
        </text:list-item>
      </text:list>
      <text:p text:style-name="Text_20_body"><text:span text:style-name="Strong_20_Emphasis">Заключение</text:span></text:p>
      <text:p text:style-name="Text_20_body">Этот учебник предоставил вам фундаментальные знания и практические навыки для работы с API. Помните, что API - это мощный инструмент, который может значительно упростить разработку и интеграцию различных приложений и сервисов. Стремитесь к постоянному обучению и экспериментам, и вы станете настоящим мастером в работе с AP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4$Win32 OpenOffice.org_project/4114m1$Build-9811</meta:generator>
    <dc:date>2024-05-02T03:38:26.49</dc:date>
    <meta:document-statistic meta:table-count="0" meta:image-count="3" meta:object-count="0" meta:page-count="5" meta:paragraph-count="124" meta:word-count="1204" meta:character-count="8328"/>
    <dc:creator>Dima Wide</dc:creator>
    <meta:user-defined meta:name="Info 1"/>
    <meta:user-defined meta:name="Info 2"/>
    <meta:user-defined meta:name="Info 3"/>
    <meta:user-defined meta:name="Info 4"/>
  </office:meta>
</office:document-meta>
</file>